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solid" svg:stroke-width="0cm" svg:stroke-color="#ffffff" draw:fill="solid" draw:fill-color="#0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oment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oment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4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nho cantar meu canto cheio de amor e vida&#10;venho louvar aquela" draw:style-name="dp1" draw:master-page-name="Somente_20_título" presentation:presentation-page-layout-name="AL1T19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Venho cantar meu canto cheio de amor e vida</text:span><text:span text:style-name="T1"><text:line-break/></text:span><text:span text:style-name="T1">venho louvar aquela que chama senhora de aparecida</text:span><text:span text:style-name="T1"><text:line-break/></text:span><text:span text:style-name="T1">venho louvar Maria mãe do libertador</text:span><text:span text:style-name="T1"><text:line-break/></text:span><text:span text:style-name="T1">venho louvar a virgem de cor morena por seu amor (2X) </text:span><text:span text:style-name="T1"><text:line-break/></text:span><text:span text:style-name="T1"><text:line-break/></text:span><text:span text:style-name="T1">quero lembrar os fatos que aconteceram naquele dia </text:span><text:span text:style-name="T1"><text:line-break/></text:span><text:span text:style-name="T1">quando por entre as redes aquela imagem aparecia</text:span><text:span text:style-name="T1"><text:line-break/></text:span><text:span text:style-name="T1">vendo surgir das aguas a tosca imagem de negra cor</text:span><text:span text:style-name="T1"><text:line-break/></text:span><text:span text:style-name="T1">agradeceram todos a mãe de cristo por tanto amor (2x)</text:span><text:span text:style-name="T1"><text:line-break/></text:span><text:span text:style-name="T1"><text:line-break/></text:span><text:span text:style-name="T1">quero entender o culto que começou desde aquele dia </text:span><text:span text:style-name="T1"><text:line-break/></text:span><text:span text:style-name="T1">muitos não compreende dizendo ser uma idolatria</text:span><text:span text:style-name="T1"><text:line-break/></text:span><text:span text:style-name="T1">mas neste simbolismo daquela imagem de negra cor</text:span><text:span text:style-name="T1"><text:line-break/></text:span><text:span text:style-name="T1">chega-se com Maria ao santuário do salvador <text:s/>(2x)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<text:s/></text:span><text:span text:style-name="T2">G <text:s text:c="43"/>E <text:s text:c="24"/>Am</text:span></text:p>
              <text:p text:style-name="P3"><text:span text:style-name="T2">Venho cantar meu canto cheio de amor e vida</text:span></text:p>
              <text:p text:style-name="P3"><text:span text:style-name="T2"><text:s text:c="2"/></text:span><text:span text:style-name="T2">D <text:s text:c="25"/>C <text:s text:c="33"/>D <text:s text:c="20"/>G </text:span></text:p>
              <text:p text:style-name="P3"><text:span text:style-name="T2">venho louvar aquela que chama senhora de aparecida</text:span></text:p>
              <text:p text:style-name="P3"><text:span text:style-name="T2"><text:s text:c="2"/></text:span><text:span text:style-name="T2">G <text:s text:c="34"/>E <text:s text:c="21"/>Am</text:span></text:p>
              <text:p text:style-name="P3"><text:span text:style-name="T2">venho louvar Maria mãe do libertador</text:span></text:p>
              <text:p text:style-name="P3"><text:span text:style-name="T2"><text:s text:c="2"/></text:span><text:span text:style-name="T2">C <text:s text:c="24"/>G <text:s text:c="27"/>D <text:s text:c="25"/>G</text:span></text:p>
              <text:p text:style-name="P3"><text:span text:style-name="T3">venho louvar a virgem de cor morena por seu amor (2X) </text:span></text:p>
              <text:p text:style-name="P3"><text:span text:style-name="T2"><text:s text:c="4"/></text:span><text:span text:style-name="T2">G <text:s text:c="56"/>E <text:s text:c="24"/>Am</text:span></text:p>
              <text:p text:style-name="P3"><text:span text:style-name="T2">quero lembrar os fatos que aconteceram naquele dia </text:span></text:p>
              <text:p text:style-name="P3"><text:span text:style-name="T2"><text:s text:c="4"/></text:span><text:span text:style-name="T2">D <text:s text:c="31"/>C <text:s text:c="24"/>D <text:s text:c="18"/>G</text:span></text:p>
              <text:p text:style-name="P3"><text:span text:style-name="T2">quando por entre as redes aquela imagem aparecia</text:span></text:p>
              <text:p text:style-name="P3"><text:span text:style-name="T2"><text:s text:c="2"/></text:span><text:span text:style-name="T2">G <text:s text:c="54"/>E <text:s text:c="26"/>Am </text:span></text:p>
              <text:p text:style-name="P3"><text:span text:style-name="T2">vendo surgir das aguas a tosca imagem de negra cor</text:span></text:p>
              <text:p text:style-name="P3"><text:span text:style-name="T2">C <text:s text:c="22"/>G <text:s text:c="27"/>D <text:s text:c="28"/>G</text:span></text:p>
              <text:p text:style-name="P3"><text:span text:style-name="T3">agradeceram todos a mãe de cristo por tanto amor (2x)</text:span></text:p>
              <text:p text:style-name="P3"><text:span text:style-name="T2"><text:s text:c="4"/></text:span><text:span text:style-name="T2">G <text:s text:c="55"/>E <text:s text:c="26"/>Am</text:span></text:p>
              <text:p text:style-name="P3"><text:span text:style-name="T2">quero entender o culto que começou desde aquele dia </text:span></text:p>
              <text:p text:style-name="P3"><text:span text:style-name="T2"><text:s text:c="3"/></text:span><text:span text:style-name="T2">D <text:s text:c="26"/>C <text:s text:c="26"/>D <text:s text:c="21"/>G</text:span></text:p>
              <text:p text:style-name="P3"><text:span text:style-name="T2">muitos não compreende dizendo ser uma idolatria</text:span></text:p>
              <text:p text:style-name="P3"><text:span text:style-name="T2"><text:s text:c="3"/></text:span><text:span text:style-name="T2">G <text:s text:c="54"/>E <text:s text:c="25"/>Am</text:span></text:p>
              <text:p text:style-name="P3"><text:span text:style-name="T2">mas neste simbolismo daquela imagem de negra cor</text:span></text:p>
              <text:p text:style-name="P3"><text:span text:style-name="T2"><text:s text:c="4"/></text:span><text:span text:style-name="T2">C <text:s text:c="25"/>G <text:s text:c="17"/>D <text:s text:c="20"/>G</text:span></text:p>
              <text:p text:style-name="P3"><text:span text:style-name="T3">chega-se com Maria ao santuário do salvador</text:span><text:span text:style-name="T2"> <text:s/>(2x)</text:span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omente_20_título-title" draw:layer="backgroundobjects" svg:width="19.798cm" svg:height="11.136cm" svg:x="0.6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  G                                            E                         Am Venho cantar meu canto cheio de amor e vida   D                          C                                  D                     G  venho louvar aquela que chama senhora de aparecida   G                                   E                      Am venho louvar Maria mãe do libertador   C                         G                            D                          G venho louvar a virgem de cor morena por seu amor (2X)      G                                                         E                         Am quero lembrar os fatos que aconteceram naquele dia      D                                C                         D                   G quando por entre as redes aquela imagem aparecia   G                                                       E                           Am  vendo surgir das aguas a tosca imagem de negra cor C                       G                            D                             G agradeceram todos a mãe de cristo por tanto amor (2x)     G                                                        E                           Am quero entender o culto que começou dede aquele dia     D                           C                           D                      G muitos não compreende dizendo ser uma idolatria    G                                                       E                          Am mas neste simbolismo daquela imagem de negra cor     C                          G                  D                     G chega-se com Maria ao santuário do salvador  (2x)</dc:title>
    <meta:initial-creator>Usuário do Windows</meta:initial-creator>
    <meta:editing-cycles>4</meta:editing-cycles>
    <meta:creation-date>2015-03-13T01:41:49</meta:creation-date>
    <dc:date>2023-10-03T19:35:52.003205717</dc:date>
    <meta:editing-duration>PT53M44S</meta:editing-duration>
    <meta:generator>LibreOffice/7.3.7.2$Linux_X86_64 LibreOffice_project/30$Build-2</meta:generator>
    <meta:document-statistic meta:object-count="24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